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5f79" officeooo:paragraph-rsid="00175f79"/>
    </style:style>
    <style:style style:name="P2" style:family="paragraph" style:parent-style-name="Standard">
      <style:text-properties officeooo:paragraph-rsid="00196753"/>
    </style:style>
    <style:style style:name="P3" style:family="paragraph" style:parent-style-name="Standard">
      <style:text-properties officeooo:rsid="00182092" officeooo:paragraph-rsid="00182092"/>
    </style:style>
    <style:style style:name="P4" style:family="paragraph" style:parent-style-name="Standard">
      <style:text-properties officeooo:rsid="00196753" officeooo:paragraph-rsid="00196753"/>
    </style:style>
    <style:style style:name="P5" style:family="paragraph" style:parent-style-name="Standard">
      <style:text-properties officeooo:rsid="001ab375" officeooo:paragraph-rsid="001ab375"/>
    </style:style>
    <style:style style:name="P6" style:family="paragraph" style:parent-style-name="Text_20_body">
      <style:text-properties officeooo:rsid="001ab375" officeooo:paragraph-rsid="001ab375"/>
    </style:style>
    <style:style style:name="P7" style:family="paragraph" style:parent-style-name="Text_20_body">
      <style:text-properties officeooo:rsid="001ae156" officeooo:paragraph-rsid="001ae156"/>
    </style:style>
    <style:style style:name="P8" style:family="paragraph" style:parent-style-name="Text_20_body">
      <style:text-properties officeooo:rsid="001b57dc" officeooo:paragraph-rsid="001c3353"/>
    </style:style>
    <style:style style:name="P9" style:family="paragraph" style:parent-style-name="Text_20_body">
      <style:text-properties officeooo:rsid="001c3353" officeooo:paragraph-rsid="001c3353"/>
    </style:style>
    <style:style style:name="P10" style:family="paragraph" style:parent-style-name="Text_20_body">
      <style:text-properties officeooo:rsid="0020e050" officeooo:paragraph-rsid="0020e050"/>
    </style:style>
    <style:style style:name="P11" style:family="paragraph" style:parent-style-name="Standard" style:list-style-name="L1">
      <style:text-properties officeooo:rsid="00182092" officeooo:paragraph-rsid="00182092"/>
    </style:style>
    <style:style style:name="P12" style:family="paragraph" style:parent-style-name="Standard" style:list-style-name="L2">
      <style:text-properties officeooo:rsid="00196753" officeooo:paragraph-rsid="00196753"/>
    </style:style>
    <style:style style:name="P13" style:family="paragraph" style:parent-style-name="Standard" style:list-style-name="L3">
      <style:text-properties officeooo:rsid="00196753" officeooo:paragraph-rsid="00196753"/>
    </style:style>
    <style:style style:name="P14" style:family="paragraph" style:parent-style-name="Standard" style:list-style-name="L1">
      <style:text-properties officeooo:rsid="00175f79" officeooo:paragraph-rsid="00196753"/>
    </style:style>
    <style:style style:name="P15" style:family="paragraph" style:parent-style-name="Text_20_body">
      <style:text-properties officeooo:rsid="001ab375" officeooo:paragraph-rsid="00225669"/>
    </style:style>
    <style:style style:name="P16" style:family="paragraph" style:parent-style-name="Text_20_body">
      <style:text-properties officeooo:rsid="001ab375" officeooo:paragraph-rsid="00243e58"/>
    </style:style>
    <style:style style:name="P17" style:family="paragraph" style:parent-style-name="Text_20_body">
      <style:text-properties officeooo:rsid="00243e58" officeooo:paragraph-rsid="00243e58"/>
    </style:style>
    <style:style style:name="P18" style:family="paragraph" style:parent-style-name="Text_20_body">
      <style:text-properties officeooo:paragraph-rsid="0029a628"/>
    </style:style>
    <style:style style:name="P19" style:family="paragraph" style:parent-style-name="Text_20_body">
      <style:text-properties officeooo:rsid="001b57dc" officeooo:paragraph-rsid="001b57dc"/>
    </style:style>
    <style:style style:name="P20" style:family="paragraph" style:parent-style-name="Text_20_body">
      <style:text-properties officeooo:rsid="001b57dc" officeooo:paragraph-rsid="002a57cb"/>
    </style:style>
    <style:style style:name="P21" style:family="paragraph" style:parent-style-name="Text_20_body">
      <style:text-properties officeooo:rsid="001b57dc" officeooo:paragraph-rsid="002ba672"/>
    </style:style>
    <style:style style:name="P22" style:family="paragraph" style:parent-style-name="Text_20_body">
      <style:text-properties officeooo:rsid="002a57cb" officeooo:paragraph-rsid="002a57cb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T1" style:family="text">
      <style:text-properties officeooo:rsid="00196753"/>
    </style:style>
    <style:style style:name="T2" style:family="text">
      <style:text-properties officeooo:rsid="001ab375"/>
    </style:style>
    <style:style style:name="T3" style:family="text">
      <style:text-properties officeooo:rsid="001ae156"/>
    </style:style>
    <style:style style:name="T4" style:family="text">
      <style:text-properties officeooo:rsid="001c3353"/>
    </style:style>
    <style:style style:name="T5" style:family="text">
      <style:text-properties officeooo:rsid="00225669"/>
    </style:style>
    <style:style style:name="T6" style:family="text">
      <style:text-properties officeooo:rsid="00243e58"/>
    </style:style>
    <style:style style:name="T7" style:family="text">
      <style:text-properties officeooo:rsid="0025795f"/>
    </style:style>
    <style:style style:name="T8" style:family="text">
      <style:text-properties officeooo:rsid="0027469a"/>
    </style:style>
    <style:style style:name="T9" style:family="text">
      <style:text-properties officeooo:rsid="002a57cb"/>
    </style:style>
    <style:style style:name="T10" style:family="text">
      <style:text-properties officeooo:rsid="0020e0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2020/04/10</text:p>
      <text:p text:style-name="Title">Performance Testing with AvnavOchartsProvider</text:p>
      <text:p text:style-name="P1"/>
      <text:h text:style-name="Heading_20_2" text:outline-level="2">Environment</text:h>
      <text:list xml:id="list4175860544" text:style-name="L1">
        <text:list-item>
          <text:p text:style-name="P11">PI2 Model B: 4 cores ARMv7, 1GB,BogoMIPS: 38.40</text:p>
        </text:list-item>
        <text:list-item>
          <text:p text:style-name="P11">PI4, 4 cores ARMv7, 1GB, BogoMIPS: 270.00</text:p>
        </text:list-item>
        <text:list-item>
          <text:p text:style-name="P11">Desktop: 4 Cores,Intel(R) Core(TM) i5-4570 CPU @ 3.20GHz, <text:s/>bogomips: 6385.55, 16GB </text:p>
        </text:list-item>
      </text:list>
      <text:p text:style-name="P3"/>
      <text:p text:style-name="P3">Jmeter Tests – plan1.jmx (arbitrary selected charts and zoom levels Greifswalder Bodden)</text:p>
      <text:list xml:id="list1850256376" text:style-name="L2">
        <text:list-item>
          <text:p text:style-name="P12">4 threads</text:p>
        </text:list-item>
        <text:list-item>
          <text:p text:style-name="P12">100 loops</text:p>
        </text:list-item>
      </text:list>
      <text:p text:style-name="P3">oesenc Deutschland</text:p>
      <text:p text:style-name="P5">Chart: soundings, buoy texts, chart texts,...</text:p>
      <text:p text:style-name="P3"/>
      <text:h text:style-name="Heading_20_2" text:outline-level="2">Versions</text:h>
      <text:list xml:id="list160358190316234" text:continue-list="list4175860544" text:style-name="L1">
        <text:list-item>
          <text:p text:style-name="P14">git tag 2020041<text:span text:style-name="T5">7</text:span></text:p>
        </text:list-item>
        <text:list-item>
          <text:p text:style-name="P14">oesenc-pi: Version: 4.0.2-0~bionic1 all systems</text:p>
        </text:list-item>
      </text:list>
      <text:p text:style-name="P2"/>
      <text:h text:style-name="Heading_20_2" text:outline-level="2">Commandlines</text:h>
      <text:p text:style-name="P4"/>
      <text:list xml:id="list932272745" text:style-name="L3">
        <text:list-item>
          <text:p text:style-name="P13">Xvfb<text:line-break/>Xvfb :2</text:p>
        </text:list-item>
        <text:list-item>
          <text:p text:style-name="P13">tightVNC<text:line-break/>vncserver :1<text:line-break/>runs with -geometry1024x768-depth24</text:p>
        </text:list-item>
        <text:list-item>
          <text:p text:style-name="P13">Provider <text:line-break/>#set display to :1 or :2<text:line-break/>./AvnavOchartsProvider -t 5 -<text:span text:style-name="T2">s 3</text:span> <text:s/>-d 10 /usr/lib/opencpn /usr/share/opencpn/ .opencpntest 8082 ./charts</text:p>
        </text:list-item>
        <text:list-item>
          <text:p text:style-name="P13">statistics<text:line-break/>stat.pl provider.log</text:p>
        </text:list-item>
      </text:list>
      <text:p text:style-name="P4"/>
      <text:h text:style-name="P23" text:outline-level="2"/>
      <text:h text:style-name="P24" text:outline-level="2">Results</text:h>
      <text:p text:style-name="P4"/>
      <text:h text:style-name="Heading_20_3" text:outline-level="3">Desktop – standard <text:span text:style-name="T1">X Server</text:span></text:h>
      <text:p text:style-name="P16">Jmeter: Average: 5<text:span text:style-name="T5">1</text:span>ms, Max: 1<text:span text:style-name="T5">99</text:span>ms</text:p>
      <text:p text:style-name="P16"><text:span text:style-name="T6">CPU: ~110%, Xserver: 40%</text:span><text:line-break/>Stat (us): </text:p>
      <text:p text:style-name="P15">count=22918<text:line-break/>all<text:tab/><text:tab/>=48271.4023911336<text:line-break/>dequeue<text:tab/>=34396.7841871018<text:line-break/>find<text:tab/><text:tab/>=65.9263461034994<text:line-break/>http-all<text:tab/><text:tab/>=53800.5716031067<text:line-break/>http-png<text:tab/>=5453.75687232743<text:line-break/>http-render<text:tab/>=48343.8214503883<text:line-break/>http-save<text:tab/>=2.99328039095907<text:line-break/>image<text:tab/><text:tab/>=34.7019809756523<text:line-break/>render<text:tab/><text:tab/>=13773.9898769526<text:line-break/></text:p>
      <text:h text:style-name="Heading_20_3" text:outline-level="3">Desktop – xvfb-run</text:h>
      <text:p text:style-name="Text_20_body">xvfb-run -a -s "-screen 0 512x512x24"</text:p>
      <text:p text:style-name="P17">Jmeter: Average: 3<text:span text:style-name="T7">4</text:span>ms, Max: 192ms</text:p>
      <text:p text:style-name="P17">CPU: <text:s/>15<text:span text:style-name="T8">0</text:span>%, Xvfb: 1<text:span text:style-name="T7">9</text:span>%, <text:span text:style-name="T9">RSS 501280kb</text:span></text:p>
      <text:p text:style-name="P17">Stat(us):<text:line-break/>count=7515<text:line-break/>all<text:tab/><text:tab/>=29857.8443113772<text:line-break/>dequeue<text:tab/>=20574.7704590818<text:line-break/>find<text:tab/><text:tab/>=69.061876247505<text:line-break/>http-all<text:tab/><text:tab/>=35350.9381237525<text:line-break/>http-png<text:tab/>=5425.18962075848<text:line-break/>http-render<text:tab/>=29922.9407850965<text:line-break/>http-save<text:tab/>=2.80771789753826<text:line-break/>image<text:tab/><text:tab/>=25.6686626746507<text:line-break/>render<text:tab/><text:tab/>=9188.34331337325</text:p>
      <text:h text:style-name="Heading_20_3" text:outline-level="3">Raspi2 tightVNC</text:h>
      <text:p text:style-name="P6">Jmeter: <text:span text:style-name="T3">Average: </text:span></text:p>
      <text:p text:style-name="P7">Stat(us):<text:line-break/></text:p>
      <text:h text:style-name="Heading_20_3" text:outline-level="3"><text:soft-page-break/>Raspi2 Xvfb</text:h>
      <text:p text:style-name="P18">xvfb-run -a -s "-screen 0 512x512x24"</text:p>
      <text:p text:style-name="P19">Jmeter: Average: <text:span text:style-name="T9">522ms</text:span>, max: 13<text:span text:style-name="T9">07</text:span></text:p>
      <text:p text:style-name="P22">CPU: 125%...140%, Xvfb 17%...22%, RSS 388236kb</text:p>
      <text:p text:style-name="P20">Stat(us):</text:p>
      <text:p text:style-name="P20">count=2784<text:line-break/>dequeue<text:tab/>=375537.104885057<text:line-break/>render<text:tab/><text:tab/>=142129.992816092<text:line-break/>find<text:tab/><text:tab/>=1075.32327586207<text:line-break/>http-all<text:tab/><text:tab/>=579058.261494253<text:line-break/>http-png<text:tab/>=59394.4683908046<text:line-break/>image<text:tab/><text:tab/>=169.540229885057<text:line-break/>all<text:tab/><text:tab/>=518911.961206897<text:line-break/>http-render<text:tab/>=519621.408045977<text:line-break/>http-save<text:tab/>=42.3850574712644<text:line-break/></text:p>
      <text:p text:style-name="P22">Check Browser: Requests...1.5sec</text:p>
      <text:h text:style-name="Heading_20_3" text:outline-level="3">Raspi4 Xvfb</text:h>
      <text:p text:style-name="P21">xvfb-run -a -s "-screen 0 512x512x24"</text:p>
      <text:p text:style-name="P8"><text:span text:style-name="T4">CPU: 135%, Xvfb 24%, Rss 384448 kB</text:span><text:line-break/><text:span text:style-name="T4">Jmeter: Average: 140ms, Max: 6617ms</text:span></text:p>
      <text:p text:style-name="P9">Stat(us):<text:line-break/><text:span text:style-name="T10">count=3867<text:line-break/>all<text:tab/><text:tab/>=117637.52262736<text:line-break/>dequeue<text:tab/>=82197.8277734678<text:line-break/>find<text:tab/><text:tab/>=273.416084820274<text:line-break/>http-all<text:tab/><text:tab/>=134848.538919059<text:line-break/>http-png<text:tab/>=16957.0985259891<text:line-break/>http-render<text:tab/>=117876.829583657<text:line-break/>http-save<text:tab/>=14.6108094129816<text:line-break/>image<text:tab/><text:tab/>=50.6335660718904<text:line-break/>render<text:tab/><text:tab/>=35115.645202999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4-10T17:11:09.405663043</meta:creation-date>
    <dc:date>2020-04-17T16:03:56.638990683</dc:date>
    <dc:creator>Andreas </dc:creator>
    <meta:editing-duration>PT37M4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268" meta:character-count="2316" meta:non-whitespace-character-count="2058"/>
  </office:meta>
</office:document-meta>
</file>